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not be held against a soul that the immediate viscera of administration is to reach for progressive theory to the distill thereof managerial function. After all, they have a school to govern. That is not what is in contention. Save one the accusation. What instigates this investigation is the feasible deception involved in conferring to oneself the progressive moniker. Words are not dead little things to unscrupulously snarl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d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ly an inclusive school, do you have the resources to back up your rhetoric? If not, you have failed in your duty and in your words. Scale back your ambition, mind your gestures and widen your mind.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31:57Z</meta:creation-date>
    <dc:date>2023-02-05T06:31:57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